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2" svg:font-family="Calibri, 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3"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orphans="0" fo:widows="0"/>
      <style:text-properties fo:color="#000000" loext:opacity="100%" style:font-name="Calibri" fo:font-size="12pt" officeooo:rsid="000277a9" officeooo:paragraph-rsid="000277a9" style:font-size-asian="12pt" style:font-name-complex="Calibri3" style:font-size-complex="12pt"/>
    </style:style>
    <style:style style:name="P2" style:family="paragraph" style:parent-style-name="Standard">
      <style:paragraph-properties fo:text-align="justify" style:justify-single-word="false" fo:orphans="0" fo:widows="0"/>
      <style:text-properties fo:color="#000000" loext:opacity="100%" style:font-name="Calibri" fo:font-size="12pt" officeooo:rsid="000277a9" officeooo:paragraph-rsid="000277a9" style:font-size-asian="12pt" style:font-name-complex="Calibri3" style:font-size-complex="12pt"/>
    </style:style>
    <style:style style:name="P3" style:family="paragraph" style:parent-style-name="Standard">
      <style:paragraph-properties fo:orphans="0" fo:widows="0"/>
      <style:text-properties fo:color="#000000" loext:opacity="100%" style:font-name="Calibri" fo:font-size="12pt" officeooo:rsid="00051a64" officeooo:paragraph-rsid="00051a64" style:font-size-asian="12pt" style:font-name-complex="Calibri3" style:font-size-complex="12pt"/>
    </style:style>
    <style:style style:name="P4" style:family="paragraph" style:parent-style-name="Standard">
      <style:paragraph-properties fo:orphans="0" fo:widows="0"/>
      <style:text-properties fo:color="#000000" loext:opacity="100%" style:font-name="Calibri" fo:font-size="12pt" officeooo:rsid="00051a64" officeooo:paragraph-rsid="0006a39d" style:font-size-asian="12pt" style:font-name-complex="Calibri3" style:font-size-complex="12pt"/>
    </style:style>
    <style:style style:name="P5" style:family="paragraph" style:parent-style-name="Standard">
      <style:paragraph-properties fo:orphans="0" fo:widows="0"/>
      <style:text-properties fo:color="#000000" loext:opacity="100%" style:font-name="Calibri" fo:font-size="12pt" officeooo:rsid="0006a39d" officeooo:paragraph-rsid="0006a39d" style:font-size-asian="12pt" style:font-name-complex="Calibri3" style:font-size-complex="12pt"/>
    </style:style>
    <style:style style:name="P6" style:family="paragraph" style:parent-style-name="Standard">
      <style:paragraph-properties fo:orphans="0" fo:widows="0"/>
      <style:text-properties fo:color="#000000" loext:opacity="100%" style:font-name="Calibri" fo:font-size="12pt" officeooo:rsid="000761e1" officeooo:paragraph-rsid="000761e1" style:font-size-asian="12pt" style:font-name-complex="Calibri3" style:font-size-complex="12pt"/>
    </style:style>
    <style:style style:name="P7" style:family="paragraph" style:parent-style-name="Standard">
      <style:paragraph-properties fo:orphans="0" fo:widows="0"/>
      <style:text-properties fo:color="#000000" loext:opacity="100%" style:font-name="Calibri" fo:font-size="12pt" fo:font-weight="bold" officeooo:rsid="00051a64" officeooo:paragraph-rsid="00051a64" style:font-size-asian="12pt" style:font-weight-asian="bold" style:font-name-complex="Calibri3" style:font-size-complex="12pt" style:font-weight-complex="bold"/>
    </style:style>
    <style:style style:name="P8" style:family="paragraph" style:parent-style-name="Standard">
      <style:paragraph-properties fo:orphans="0" fo:widows="0"/>
      <style:text-properties fo:color="#000000" loext:opacity="100%" style:font-name="Calibri" fo:font-size="12pt" fo:font-weight="bold" officeooo:rsid="00056a8e" officeooo:paragraph-rsid="00056a8e" style:font-size-asian="12pt" style:font-weight-asian="bold" style:font-name-complex="Calibri3" style:font-size-complex="12pt" style:font-weight-complex="bold"/>
    </style:style>
    <style:style style:name="P9" style:family="paragraph" style:parent-style-name="Standard">
      <style:paragraph-properties fo:orphans="0" fo:widows="0"/>
      <style:text-properties fo:color="#000000" loext:opacity="100%" style:font-name="Calibri" fo:font-size="12pt" fo:font-weight="bold" officeooo:paragraph-rsid="0006a39d" style:font-size-asian="12pt" style:font-weight-asian="bold" style:font-size-complex="12pt" style:font-weight-complex="bold"/>
    </style:style>
    <style:style style:name="P10" style:family="paragraph" style:parent-style-name="Standard">
      <style:paragraph-properties fo:orphans="0" fo:widows="0"/>
      <style:text-properties fo:color="#000000" loext:opacity="100%" style:font-name="Calibri" fo:font-size="12pt" fo:font-weight="bold" officeooo:paragraph-rsid="000761e1" style:font-size-asian="12pt" style:font-weight-asian="bold" style:font-size-complex="12pt" style:font-weight-complex="bold"/>
    </style:style>
    <style:style style:name="P11" style:family="paragraph" style:parent-style-name="Standard">
      <style:paragraph-properties fo:text-align="justify" style:justify-single-word="false" fo:orphans="0" fo:widows="0"/>
      <style:text-properties fo:color="#000000" loext:opacity="100%" style:font-name="Calibri" fo:font-size="12pt" fo:font-weight="normal" officeooo:rsid="000277a9" officeooo:paragraph-rsid="000277a9" style:font-size-asian="12pt" style:font-weight-asian="normal" style:font-name-complex="Calibri3" style:font-size-complex="12pt" style:font-weight-complex="normal"/>
    </style:style>
    <style:style style:name="P12" style:family="paragraph" style:parent-style-name="Standard">
      <style:text-properties style:font-name="Calibri" fo:font-size="12pt" style:font-size-asian="12pt" style:font-size-complex="12pt"/>
    </style:style>
    <style:style style:name="P13" style:family="paragraph" style:parent-style-name="Standard">
      <style:paragraph-properties fo:orphans="0" fo:widows="0"/>
      <style:text-properties style:font-name="Calibri" fo:font-size="12pt" officeooo:rsid="000761e1" officeooo:paragraph-rsid="000761e1" style:font-size-asian="12pt" style:font-size-complex="12pt"/>
    </style:style>
    <style:style style:name="P14" style:family="paragraph" style:parent-style-name="Standard">
      <style:paragraph-properties fo:orphans="0" fo:widows="0"/>
      <style:text-properties style:font-name="Calibri" fo:font-size="12pt" fo:font-weight="bold" officeooo:paragraph-rsid="000761e1" style:font-size-asian="12pt" style:font-weight-asian="bold" style:font-size-complex="12pt" style:font-weight-complex="bold"/>
    </style:style>
    <style:style style:name="P15" style:family="paragraph" style:parent-style-name="Standard">
      <style:text-properties style:font-name="Calibri" fo:font-size="22pt" officeooo:rsid="000277a9" officeooo:paragraph-rsid="000277a9" style:font-size-asian="22pt" style:font-size-complex="22pt"/>
    </style:style>
    <style:style style:name="P16" style:family="paragraph" style:parent-style-name="Standard">
      <loext:graphic-properties draw:fill="none"/>
      <style:paragraph-properties fo:margin-left="0.4366in" fo:margin-right="0in" fo:orphans="0" fo:widows="0" fo:text-indent="0in" style:auto-text-indent="false" fo:background-color="transparent"/>
      <style:text-properties fo:color="#000000" loext:opacity="100%" style:font-name="Calibri" fo:font-size="12pt" officeooo:rsid="00051a64" officeooo:paragraph-rsid="00051a64" style:font-size-asian="12pt" style:font-name-complex="Calibri3" style:font-size-complex="12pt"/>
    </style:style>
    <style:style style:name="P17" style:family="paragraph" style:parent-style-name="Standard" style:master-page-name="">
      <loext:graphic-properties draw:fill="none"/>
      <style:paragraph-properties fo:margin-left="0.4366in" fo:margin-right="0in" fo:orphans="0" fo:widows="0" fo:text-indent="0in" style:auto-text-indent="false" style:page-number="auto" fo:background-color="transparent"/>
      <style:text-properties fo:color="#000000" loext:opacity="100%" style:font-name="Calibri" fo:font-size="12pt" officeooo:rsid="00051a64" officeooo:paragraph-rsid="00051a64" style:font-size-asian="12pt" style:font-name-complex="Calibri3" style:font-size-complex="12pt"/>
    </style:style>
    <style:style style:name="P18"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51a64" officeooo:paragraph-rsid="00051a64" style:font-size-asian="12pt" style:font-name-complex="Calibri3" style:font-size-complex="12pt"/>
    </style:style>
    <style:style style:name="P19"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51a64" officeooo:paragraph-rsid="0006a39d" style:font-size-asian="12pt" style:font-name-complex="Calibri3" style:font-size-complex="12pt"/>
    </style:style>
    <style:style style:name="P20"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277a9" officeooo:paragraph-rsid="000277a9" style:font-size-asian="12pt" style:font-name-complex="Calibri3" style:font-size-complex="12pt"/>
    </style:style>
    <style:style style:name="P21"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56a8e" officeooo:paragraph-rsid="00056a8e" style:font-size-asian="12pt" style:font-name-complex="Calibri3" style:font-size-complex="12pt"/>
    </style:style>
    <style:style style:name="P22"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6a39d" officeooo:paragraph-rsid="0006a39d" style:font-size-asian="12pt" style:font-name-complex="Calibri3" style:font-size-complex="12pt"/>
    </style:style>
    <style:style style:name="P23"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761e1" officeooo:paragraph-rsid="000761e1" style:font-size-asian="12pt" style:font-name-complex="Calibri3" style:font-size-complex="12pt"/>
    </style:style>
    <style:style style:name="P24" style:family="paragraph" style:parent-style-name="Standard">
      <loext:graphic-properties draw:fill="none"/>
      <style:paragraph-properties fo:margin-left="0.5in" fo:margin-right="0in" fo:orphans="0" fo:widows="0" fo:text-indent="0in" style:auto-text-indent="false" fo:background-color="transparent"/>
      <style:text-properties style:font-name="Calibri" fo:font-size="12pt" officeooo:rsid="000761e1" officeooo:paragraph-rsid="000761e1" style:font-size-asian="12pt" style:font-size-complex="12pt"/>
    </style:style>
    <style:style style:name="P25" style:family="paragraph" style:parent-style-name="Standard">
      <loext:graphic-properties draw:fill="none"/>
      <style:paragraph-properties fo:margin-left="0.5in" fo:margin-right="0in" fo:orphans="0" fo:widows="0" fo:text-indent="0in" style:auto-text-indent="false" fo:background-color="transparent"/>
      <style:text-properties style:font-name="Calibri" fo:font-size="12pt" officeooo:rsid="000277a9" officeooo:paragraph-rsid="000761e1" style:font-size-asian="12pt" style:font-size-complex="12pt"/>
    </style:style>
    <style:style style:name="P26"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Calibri" fo:font-size="12pt" officeooo:rsid="00051a64" officeooo:paragraph-rsid="00051a64" style:font-size-asian="12pt" style:font-name-complex="Calibri3" style:font-size-complex="12pt"/>
    </style:style>
    <style:style style:name="P27"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Calibri" fo:font-size="12pt" officeooo:rsid="00051a64" officeooo:paragraph-rsid="0006a39d" style:font-size-asian="12pt" style:font-name-complex="Calibri3" style:font-size-complex="12pt"/>
    </style:style>
    <style:style style:name="P28"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Calibri" fo:font-size="12pt" officeooo:rsid="00056a8e" officeooo:paragraph-rsid="00056a8e" style:font-size-asian="12pt" style:font-name-complex="Calibri3" style:font-size-complex="12pt"/>
    </style:style>
    <style:style style:name="P29"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Calibri" fo:font-size="12pt" officeooo:rsid="0006a39d" officeooo:paragraph-rsid="0006a39d" style:font-size-asian="12pt" style:font-name-complex="Calibri3" style:font-size-complex="12pt"/>
    </style:style>
    <style:style style:name="P30"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Calibri" fo:font-size="12pt" officeooo:rsid="000761e1" officeooo:paragraph-rsid="000761e1" style:font-size-asian="12pt" style:font-name-complex="Calibri3" style:font-size-complex="12pt"/>
    </style:style>
    <style:style style:name="P31"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style:font-name="Calibri" fo:font-size="12pt" officeooo:rsid="000761e1" officeooo:paragraph-rsid="000761e1" style:font-size-asian="12pt" style:font-size-complex="12pt"/>
    </style:style>
    <style:style style:name="P32" style:family="paragraph" style:parent-style-name="Standard">
      <style:paragraph-properties fo:text-align="center" style:justify-single-word="false"/>
      <style:text-properties style:font-name="Calibri" fo:font-size="22pt" fo:font-weight="bold" officeooo:rsid="000277a9" officeooo:paragraph-rsid="000277a9" style:font-size-asian="22pt" style:font-weight-asian="bold" style:font-size-complex="22pt" style:font-weight-complex="bold"/>
    </style:style>
    <style:style style:name="P33" style:family="paragraph" style:parent-style-name="Standard">
      <style:paragraph-properties fo:orphans="0" fo:widows="0"/>
      <style:text-properties fo:color="#000000" loext:opacity="100%" style:font-name="Calibri" fo:font-size="16pt" fo:font-weight="bold" officeooo:rsid="000277a9" officeooo:paragraph-rsid="000277a9" style:font-size-asian="16pt" style:font-weight-asian="bold" style:font-name-complex="Calibri3" style:font-size-complex="16pt" style:font-weight-complex="bold"/>
    </style:style>
    <style:style style:name="P34" style:family="paragraph" style:parent-style-name="Standard">
      <style:paragraph-properties fo:orphans="0" fo:widows="0"/>
      <style:text-properties fo:color="#000000" loext:opacity="100%" style:font-name="Calibri" fo:font-size="13pt" fo:font-weight="bold" officeooo:rsid="000277a9" officeooo:paragraph-rsid="000277a9" style:font-size-asian="13pt" style:font-weight-asian="bold" style:font-name-complex="Calibri3" style:font-size-complex="13pt" style:font-weight-complex="bold"/>
    </style:style>
    <style:style style:name="P35" style:family="paragraph" style:parent-style-name="Standard" style:list-style-name="L1">
      <style:paragraph-properties fo:text-align="justify" style:justify-single-word="false" fo:orphans="0" fo:widows="0"/>
      <style:text-properties fo:color="#000000" loext:opacity="100%" style:font-name="Calibri" fo:font-size="12pt" fo:font-weight="normal" officeooo:rsid="000277a9" officeooo:paragraph-rsid="000277a9" style:font-size-asian="12pt" style:font-weight-asian="normal" style:font-name-complex="Calibri3" style:font-size-complex="12pt" style:font-weight-complex="normal"/>
    </style:style>
    <style:style style:name="P36" style:family="paragraph" style:parent-style-name="Standard" style:list-style-name="L1">
      <style:paragraph-properties fo:text-align="justify" style:justify-single-word="false" fo:orphans="0" fo:widows="0"/>
      <style:text-properties fo:color="#000000" loext:opacity="100%" style:font-name="Calibri" fo:font-size="12pt" fo:font-weight="normal" officeooo:rsid="000277a9" officeooo:paragraph-rsid="0003aae9" style:font-size-asian="12pt" style:font-weight-asian="normal" style:font-name-complex="Calibri3" style:font-size-complex="12pt" style:font-weight-complex="normal"/>
    </style:style>
    <style:style style:name="P37" style:family="paragraph" style:parent-style-name="Standard">
      <style:paragraph-properties fo:text-align="justify" style:justify-single-word="false" fo:orphans="0" fo:widows="0"/>
      <style:text-properties fo:color="#000000" loext:opacity="100%" style:font-name="Calibri" fo:font-size="12pt" fo:font-weight="normal" officeooo:rsid="000277a9" officeooo:paragraph-rsid="000277a9" style:font-size-asian="12pt" style:font-weight-asian="normal" style:font-name-complex="Calibri3" style:font-size-complex="12pt" style:font-weight-complex="normal"/>
    </style:style>
    <style:style style:name="P38" style:family="paragraph" style:parent-style-name="Standard">
      <style:paragraph-properties fo:text-align="justify" style:justify-single-word="false" fo:orphans="0" fo:widows="0"/>
      <style:text-properties fo:color="#000000" loext:opacity="100%" style:font-name="Calibri" fo:font-size="12pt" officeooo:rsid="000277a9" officeooo:paragraph-rsid="000277a9" style:font-size-asian="12pt" style:font-name-complex="Calibri3" style:font-size-complex="12pt"/>
    </style:style>
    <style:style style:name="P39" style:family="paragraph" style:parent-style-name="Standard">
      <style:paragraph-properties fo:orphans="0" fo:widows="0"/>
      <style:text-properties fo:color="#000000" loext:opacity="100%" style:font-name="Calibri" fo:font-size="12pt" officeooo:rsid="00051a64" officeooo:paragraph-rsid="00051a64" style:font-size-asian="12pt" style:font-name-complex="Calibri3" style:font-size-complex="12pt"/>
    </style:style>
    <style:style style:name="P40" style:family="paragraph" style:parent-style-name="Standard">
      <style:paragraph-properties fo:orphans="0" fo:widows="0"/>
      <style:text-properties fo:color="#000000" loext:opacity="100%" style:font-name="Calibri" fo:font-size="12pt" officeooo:rsid="00051a64" officeooo:paragraph-rsid="000277a9" style:font-size-asian="12pt" style:font-name-complex="Calibri3" style:font-size-complex="12pt"/>
    </style:style>
    <style:style style:name="P41" style:family="paragraph" style:parent-style-name="Standard">
      <style:paragraph-properties fo:orphans="0" fo:widows="0"/>
      <style:text-properties fo:color="#000000" loext:opacity="100%" style:font-name="Calibri" fo:font-size="12pt" officeooo:rsid="00051a64" officeooo:paragraph-rsid="0006a39d" style:font-size-asian="12pt" style:font-name-complex="Calibri3" style:font-size-complex="12pt"/>
    </style:style>
    <style:style style:name="P42" style:family="paragraph" style:parent-style-name="Standard" style:list-style-name="L1">
      <style:paragraph-properties fo:text-align="justify" style:justify-single-word="false" fo:orphans="0" fo:widows="0"/>
      <style:text-properties fo:font-variant="normal" fo:text-transform="none" fo:color="#000000" loext:opacity="100%" style:font-name="Calibri" fo:font-size="12pt" fo:letter-spacing="normal" fo:font-style="normal" fo:font-weight="normal" officeooo:rsid="000277a9" officeooo:paragraph-rsid="000277a9" style:font-size-asian="12pt" style:font-weight-asian="normal" style:font-name-complex="Calibri3" style:font-size-complex="12pt" style:font-weight-complex="normal"/>
    </style:style>
    <style:style style:name="P43" style:family="paragraph" style:parent-style-name="Standard" style:list-style-name="L1">
      <style:paragraph-properties fo:text-align="justify" style:justify-single-word="false" fo:orphans="0" fo:widows="0"/>
      <style:text-properties fo:font-variant="normal" fo:text-transform="none" fo:color="#000000" loext:opacity="100%" style:font-name="Calibri" fo:font-size="12pt" fo:letter-spacing="normal" fo:font-style="normal" fo:font-weight="normal" officeooo:rsid="000277a9" officeooo:paragraph-rsid="000848d4" style:font-size-asian="12pt" style:font-weight-asian="normal" style:font-name-complex="Calibri3" style:font-size-complex="12pt" style:font-weight-complex="normal"/>
    </style:style>
    <style:style style:name="P44"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51a64" officeooo:paragraph-rsid="00051a64" style:font-size-asian="12pt" style:font-name-complex="Calibri3" style:font-size-complex="12pt"/>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officeooo:rsid="0003aae9"/>
    </style:style>
    <style:style style:name="T3" style:family="text">
      <style:text-properties fo:color="#000000" loext:opacity="100%"/>
    </style:style>
    <style:style style:name="T4" style:family="text">
      <style:text-properties officeooo:rsid="000761e1"/>
    </style:style>
    <style:style style:name="T5" style:family="text">
      <style:text-properties officeooo:rsid="00056a8e" style:font-name-complex="Calibri3"/>
    </style:style>
    <style:style style:name="T6" style:family="text">
      <style:text-properties officeooo:rsid="0006a39d" style:font-name-complex="Calibri3"/>
    </style:style>
    <style:style style:name="T7" style:family="text">
      <style:text-properties officeooo:rsid="000761e1" style:font-name-complex="Calibri3"/>
    </style:style>
    <style:style style:name="T8" style:family="text">
      <style:text-properties officeooo:rsid="000848d4" style:font-name-complex="Calibri3"/>
    </style:style>
    <style:style style:name="T9" style:family="text">
      <style:text-properties fo:font-weight="bold" style:font-weight-asian="bold" style:font-weight-complex="bold"/>
    </style:style>
    <style:style style:name="T10" style:family="text">
      <style:text-properties fo:font-weight="bold" officeooo:rsid="000848d4" style:font-weight-asian="bold" style:font-weight-complex="bold"/>
    </style:style>
    <style:style style:name="T11" style:family="text">
      <style:text-properties officeooo:rsid="000848d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32">Assignment 2</text:p>
      <text:p text:style-name="P15"/>
      <text:p text:style-name="P33">Which testing tool is good for your project and why</text:p>
      <text:p text:style-name="P1"/>
      <text:p text:style-name="P34">Karma</text:p>
      <text:p text:style-name="P1"/>
      <text:list xml:id="list3889586017" text:style-name="L1">
        <text:list-item>
          <text:p text:style-name="P35"><text:span text:style-name="T1">Karma aims at creating a productive testing environment for developers, so its great benefit is re-running tests when files change.</text:span></text:p>
          <text:p text:style-name="P43"/>
        </text:list-item>
        <text:list-item>
          <text:p text:style-name="P43">you can easily control your workflow both from your terminal or your IDE. No need to run a standalone application or another tool. </text:p>
          <text:p text:style-name="P43"/>
        </text:list-item>
        <text:list-item>
          <text:p text:style-name="P42">This tool can be instructed to watch all the files, specified within the configuration file. Whenever changes are added and saved to the file, all of the captured browsers are triggered to run the test code again. </text:p>
          <text:p text:style-name="P42"/>
        </text:list-item>
        <text:list-item>
          <text:p text:style-name="P42">One of the biggest advantages of Karma is testing on real devices: you can execute JavaScript code in multiple real browsers and platforms of your choice.</text:p>
          <text:p text:style-name="P35"/>
        </text:list-item>
        <text:list-item>
          <text:p text:style-name="P35"><text:span text:style-name="T1">Karma is highly configurable and easily debugged. Its tests can be executed on a continuous integration server.</text:span> </text:p>
          <text:p text:style-name="P35"/>
        </text:list-item>
        <text:list-item>
          <text:p text:style-name="P36">Karma lets us run Jasmine tests as part of a development tool chain which requires tests to be runnable and results inspectable via the command line.</text:p>
          <text:p text:style-name="P36"/>
        </text:list-item>
        <text:list-item>
          <text:p text:style-name="P35">It’s not necessary to know the internals of how Karma works. When using the Angular CLI it handles the configuration for us and for the rest of this section we are going to run the tests using only Jasmine.</text:p>
        </text:list-item>
      </text:list>
      <text:p text:style-name="P11"/>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3"><text:soft-page-break/>Write five sample unit test cases in Karma or Jest.</text:p>
      <text:p text:style-name="P1"/>
      <text:p text:style-name="P3"><text:span text:style-name="T10">1</text:span><text:span text:style-name="T9">) sample test case for Jest</text:span></text:p>
      <text:p text:style-name="P3"/>
      <text:p text:style-name="P26">const mathOperations = require('./calculator');</text:p>
      <text:p text:style-name="P18"><text:s/>describe("Calculator tests", () =&gt; {</text:p>
      <text:p text:style-name="P18"><text:s/>test('adding 1 + 2 should return 3', () =&gt; {</text:p>
      <text:p text:style-name="P18"><text:s text:c="3"/>// arrange and act</text:p>
      <text:p text:style-name="P18"><text:s text:c="3"/>var result = mathOperations.sum(1,2)</text:p>
      <text:p text:style-name="P18"><text:s/></text:p>
      <text:p text:style-name="P18"><text:s text:c="3"/>// assert</text:p>
      <text:p text:style-name="P18"><text:s text:c="3"/>expect(result).toBe(3);</text:p>
      <text:p text:style-name="P18"><text:s/>});</text:p>
      <text:p text:style-name="P18"><text:s/></text:p>
      <text:p text:style-name="P18"><text:s/>test("subtracting 2 from 10 should return 8", () =&gt; {</text:p>
      <text:p text:style-name="P18"><text:s text:c="3"/>// arrange and act</text:p>
      <text:p text:style-name="P18"><text:s text:c="3"/>var result = mathOperations.diff(10,2)</text:p>
      <text:p text:style-name="P18"><text:s/></text:p>
      <text:p text:style-name="P18"><text:s text:c="3"/>// assert</text:p>
      <text:p text:style-name="P18"><text:s text:c="3"/>expect(result).toBe(8);</text:p>
      <text:p text:style-name="P18"><text:s/>});</text:p>
      <text:p text:style-name="P18"><text:s/></text:p>
      <text:p text:style-name="P18"><text:s/>test("multiplying 2 and 8 should return 16", () =&gt; {</text:p>
      <text:p text:style-name="P18"><text:s text:c="3"/>// arrange and act</text:p>
      <text:p text:style-name="P18"><text:s text:c="3"/>var result = mathOperations.product(2,8)</text:p>
      <text:p text:style-name="P18"><text:s/></text:p>
      <text:p text:style-name="P18"><text:s text:c="3"/>// assert</text:p>
      <text:p text:style-name="P18"><text:s text:c="3"/>expect(result).toBe(16);</text:p>
      <text:p text:style-name="P18"><text:s/>});</text:p>
      <text:p text:style-name="P18">})</text:p>
      <text:p text:style-name="P20"/>
      <text:p text:style-name="P40"/>
      <text:p text:style-name="P7"><text:span text:style-name="T11">2</text:span>) sample test case for Karma</text:p>
      <text:p text:style-name="P3"/>
      <text:p text:style-name="P26">describe('TroncaturePipe', () =&gt; {</text:p>
      <text:p text:style-name="P18"><text:s text:c="2"/>it('create an instance', () =&gt; {</text:p>
      <text:p text:style-name="P18"><text:s text:c="4"/>const pipe = new TroncaturePipe(); // * pipe instantiation</text:p>
      <text:p text:style-name="P18"><text:s text:c="4"/>expect(pipe).toBeTruthy();</text:p>
      <text:p text:style-name="P18"><text:s text:c="2"/>});</text:p>
      <text:p text:style-name="P18"/>
      <text:p text:style-name="P18"><text:s text:c="2"/>it('truncate a string if its too long (&gt;20)', () =&gt; {</text:p>
      <text:p text:style-name="P18"><text:s text:c="4"/>// * arrange</text:p>
      <text:p text:style-name="P18"><text:s text:c="4"/>const pipe = new TroncaturePipe();</text:p>
      <text:p text:style-name="P18"><text:s text:c="4"/>// * act</text:p>
      <text:p text:style-name="P18"><text:s text:c="4"/>const ret = pipe.transform('123456789123456789456666123');</text:p>
      <text:p text:style-name="P18"><text:soft-page-break/><text:s text:c="4"/>// * asser</text:p>
      <text:p text:style-name="P18"><text:s text:c="4"/>expect(ret.length).toBe(20);</text:p>
      <text:p text:style-name="P18"><text:s text:c="2"/>});</text:p>
      <text:p text:style-name="P18">});</text:p>
      <text:p text:style-name="P3"/>
      <text:p text:style-name="P3"/>
      <text:p text:style-name="P7"><text:span text:style-name="T11">3</text:span>) sample test case for Karma</text:p>
      <text:p text:style-name="P3"/>
      <text:p text:style-name="P26">describe('CalculatorComponent', () =&gt; { </text:p>
      <text:p text:style-name="P18"><text:s text:c="2"/>let component: CalculatorComponent;</text:p>
      <text:p text:style-name="P18"><text:s text:c="2"/>let fixture: ComponentFixture&lt;CalculatorComponent&gt;;</text:p>
      <text:p text:style-name="P18"/>
      <text:p text:style-name="P18"><text:s text:c="2"/>beforeEach(() =&gt; {</text:p>
      <text:p text:style-name="P18"><text:s text:c="4"/>TestBed.configureTestingModule({</text:p>
      <text:p text:style-name="P18"><text:s text:c="6"/>declarations: [ CalculatorComponent ],</text:p>
      <text:p text:style-name="P18"><text:s text:c="6"/>providers: [</text:p>
      <text:p text:style-name="P18"><text:s text:c="8"/></text:p>
      <text:p text:style-name="P18"><text:s text:c="6"/>]</text:p>
      <text:p text:style-name="P18"><text:s text:c="4"/>})</text:p>
      <text:p text:style-name="P18"><text:s text:c="4"/>.compileComponents();</text:p>
      <text:p text:style-name="P18"><text:s text:c="2"/>});</text:p>
      <text:p text:style-name="P18"/>
      <text:p text:style-name="P18"><text:s text:c="2"/>beforeEach(() =&gt; {</text:p>
      <text:p text:style-name="P18"><text:s text:c="4"/>fixture = TestBed.createComponent(CalculatorComponent);</text:p>
      <text:p text:style-name="P18"><text:s text:c="4"/>component = fixture.componentInstance;</text:p>
      <text:p text:style-name="P18"><text:s text:c="4"/>fixture.detectChanges();</text:p>
      <text:p text:style-name="P18"><text:s text:c="2"/>});</text:p>
      <text:p text:style-name="P18"/>
      <text:p text:style-name="P18"><text:s text:c="2"/>it('should create', () =&gt; {</text:p>
      <text:p text:style-name="P18"><text:s text:c="4"/>expect(component).toBeTruthy();</text:p>
      <text:p text:style-name="P18"><text:s text:c="2"/>});</text:p>
      <text:p text:style-name="P18"/>
      <text:p text:style-name="P18"><text:s text:c="2"/>it('should do addition', () =&gt; {</text:p>
      <text:p text:style-name="P18"><text:s text:c="4"/>component.param1 = 5;</text:p>
      <text:p text:style-name="P18"><text:s text:c="4"/>component.param2 = 7;</text:p>
      <text:p text:style-name="P18"><text:s text:c="4"/>component.add();</text:p>
      <text:p text:style-name="P18"><text:s text:c="4"/>expect(component.result).toBe(12);</text:p>
      <text:p text:style-name="P18"><text:s text:c="2"/>});</text:p>
      <text:p text:style-name="P18"/>
      <text:p text:style-name="P18"><text:s text:c="2"/>it('should do subtraction', () =&gt; {</text:p>
      <text:p text:style-name="P18"><text:s text:c="4"/>component.param1 = 9;</text:p>
      <text:p text:style-name="P18"><text:s text:c="4"/>component.param2 = 7;</text:p>
      <text:p text:style-name="P18"><text:s text:c="4"/>component.subtract();</text:p>
      <text:p text:style-name="P18"><text:s text:c="4"/>expect(component.result).toBe(2);</text:p>
      <text:p text:style-name="P18"><text:s text:c="2"/>});</text:p>
      <text:p text:style-name="P18"/>
      <text:p text:style-name="P18"><text:soft-page-break/><text:s text:c="2"/>it('should do multiplication', () =&gt; {</text:p>
      <text:p text:style-name="P18"><text:s text:c="4"/>component.param1 = 5;</text:p>
      <text:p text:style-name="P18"><text:s text:c="4"/>component.param2 = 7;</text:p>
      <text:p text:style-name="P18"><text:s text:c="4"/>component.multiply();</text:p>
      <text:p text:style-name="P18"><text:s text:c="4"/>expect(component.result).toBe(35);</text:p>
      <text:p text:style-name="P18"><text:s text:c="2"/>});</text:p>
      <text:p text:style-name="P18"/>
      <text:p text:style-name="P18"><text:s text:c="2"/>it('should do division', () =&gt; {</text:p>
      <text:p text:style-name="P18"><text:s text:c="4"/>component.param1 = 6;</text:p>
      <text:p text:style-name="P18"><text:s text:c="4"/>component.param2 = 2;</text:p>
      <text:p text:style-name="P18"><text:s text:c="4"/>component.divide();</text:p>
      <text:p text:style-name="P18"><text:s text:c="4"/>expect(component.result).toBe(3);</text:p>
      <text:p text:style-name="P18"><text:s text:c="2"/>});</text:p>
      <text:p text:style-name="P18">});</text:p>
      <text:p text:style-name="P18"/>
      <text:p text:style-name="P4"/>
      <text:p text:style-name="P10"><text:span text:style-name="T8">4)</text:span><text:span text:style-name="T7"> </text:span>sample test case for Karma</text:p>
      <text:p text:style-name="P6"/>
      <text:p text:style-name="P30">describe('AppComponent', () =&gt; {</text:p>
      <text:p text:style-name="P23"><text:s text:c="2"/>beforeEach(async () =&gt; {</text:p>
      <text:p text:style-name="P23"><text:s text:c="4"/>await TestBed.configureTestingModule({</text:p>
      <text:p text:style-name="P23"><text:s text:c="6"/>imports: [</text:p>
      <text:p text:style-name="P23"><text:s text:c="8"/>RouterTestingModule</text:p>
      <text:p text:style-name="P23"><text:s text:c="6"/>],</text:p>
      <text:p text:style-name="P23"><text:s text:c="6"/>declarations: [</text:p>
      <text:p text:style-name="P23"><text:s text:c="8"/>AppComponent</text:p>
      <text:p text:style-name="P23"><text:s text:c="6"/>],</text:p>
      <text:p text:style-name="P23"><text:s text:c="4"/>}).compileComponents();</text:p>
      <text:p text:style-name="P23"><text:s text:c="2"/>});</text:p>
      <text:p text:style-name="P23"><text:s text:c="2"/>it('should create the app', () =&gt; {</text:p>
      <text:p text:style-name="P23"><text:s text:c="4"/>const fixture = TestBed.createComponent(AppComponent);</text:p>
      <text:p text:style-name="P23"><text:s text:c="4"/>const app = fixture.componentInstance;</text:p>
      <text:p text:style-name="P23"><text:s text:c="4"/>expect(app).toBeTruthy();</text:p>
      <text:p text:style-name="P23"><text:s text:c="2"/>});</text:p>
      <text:p text:style-name="P23"/>
      <text:p text:style-name="P23"><text:s text:c="2"/>it(`should have as title 'Assignment3'`, () =&gt; {</text:p>
      <text:p text:style-name="P23"><text:s text:c="4"/>const fixture = TestBed.createComponent(AppComponent);</text:p>
      <text:p text:style-name="P23"><text:s text:c="4"/>const app = fixture.componentInstance;</text:p>
      <text:p text:style-name="P23"><text:s text:c="4"/>expect(app.title).toEqual('Assignment3');</text:p>
      <text:p text:style-name="P23"><text:s text:c="2"/>});</text:p>
      <text:p text:style-name="P23"/>
      <text:p text:style-name="P23"><text:s text:c="2"/>it('should render title', () =&gt; {</text:p>
      <text:p text:style-name="P23"><text:s text:c="4"/>const fixture = TestBed.createComponent(AppComponent);</text:p>
      <text:p text:style-name="P23"><text:s text:c="4"/>fixture.detectChanges();</text:p>
      <text:p text:style-name="P23"><text:s text:c="4"/>const compiled = fixture.nativeElement;</text:p>
      <text:p text:style-name="P23"><text:s text:c="4"/>expect(compiled.querySelector('.title span').textContent).toContain('Assignment3');</text:p>
      <text:p text:style-name="P23"><text:soft-page-break/><text:s text:c="2"/>});</text:p>
      <text:p text:style-name="P23">});</text:p>
      <text:p text:style-name="P25"/>
      <text:p text:style-name="P14"><text:span text:style-name="T11">5</text:span><text:span text:style-name="T4">) </text:span><text:span text:style-name="T3">sample test case for Karma</text:span></text:p>
      <text:p text:style-name="P13"/>
      <text:p text:style-name="P31">describe('LoginComponent', () =&gt; {</text:p>
      <text:p text:style-name="P24"><text:s text:c="2"/>let component: LoginComponent;</text:p>
      <text:p text:style-name="P24"><text:s text:c="2"/>let fixture: ComponentFixture&lt;LoginComponent&gt;;</text:p>
      <text:p text:style-name="P24"/>
      <text:p text:style-name="P24"><text:s text:c="2"/>beforeEach(async(() =&gt; {</text:p>
      <text:p text:style-name="P24"><text:s text:c="4"/>TestBed.configureTestingModule({</text:p>
      <text:p text:style-name="P24"><text:s text:c="6"/>declarations: [ LoginComponent ]</text:p>
      <text:p text:style-name="P24"><text:s text:c="4"/>})</text:p>
      <text:p text:style-name="P24"><text:s text:c="4"/>.compileComponents();</text:p>
      <text:p text:style-name="P24"><text:s text:c="2"/>}));</text:p>
      <text:p text:style-name="P24"/>
      <text:p text:style-name="P24"><text:s text:c="2"/>beforeEach(() =&gt; {</text:p>
      <text:p text:style-name="P24"><text:s text:c="4"/>fixture = TestBed.createComponent(LoginComponent);</text:p>
      <text:p text:style-name="P24"><text:s text:c="4"/>component = fixture.componentInstance;</text:p>
      <text:p text:style-name="P24"><text:s text:c="4"/>fixture.detectChanges();</text:p>
      <text:p text:style-name="P24"><text:s text:c="2"/>});</text:p>
      <text:p text:style-name="P24"/>
      <text:p text:style-name="P24"><text:s text:c="2"/>it('should able to logon', () =&gt; {</text:p>
      <text:p text:style-name="P24"><text:s text:c="4"/>component.login();</text:p>
      <text:p text:style-name="P24"><text:s text:c="4"/>expect(component.isLogon).toBeTruthy();</text:p>
      <text:p text:style-name="P24"><text:s text:c="2"/>})</text:p>
      <text:p text:style-name="P2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2" svg:font-family="Calibri, 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3"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8335in" fo:margin-right="0.781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31T10:35:04.555000000</meta:creation-date>
    <dc:date>2021-03-31T18:30:58.582000000</dc:date>
    <meta:editing-duration>PT23M3S</meta:editing-duration>
    <meta:editing-cycles>7</meta:editing-cycles>
    <meta:generator>LibreOffice/7.0.4.2$Windows_X86_64 LibreOffice_project/dcf040e67528d9187c66b2379df5ea4407429775</meta:generator>
    <meta:document-statistic meta:table-count="0" meta:image-count="0" meta:object-count="0" meta:page-count="5" meta:paragraph-count="154" meta:word-count="603" meta:character-count="4834" meta:non-whitespace-character-count="3986"/>
  </office:meta>
</office:document-meta>
</file>